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a19a9" officeooo:paragraph-rsid="000a19a9"/>
    </style:style>
    <style:style style:name="P2" style:family="paragraph" style:parent-style-name="Text_20_body">
      <style:text-properties officeooo:paragraph-rsid="0007f2b7"/>
    </style:style>
    <style:style style:name="P3" style:family="paragraph" style:parent-style-name="Title">
      <style:text-properties officeooo:rsid="0007f2b7" officeooo:paragraph-rsid="0007f2b7"/>
    </style:style>
    <style:style style:name="P4" style:family="paragraph" style:parent-style-name="Text_20_body">
      <style:text-properties officeooo:paragraph-rsid="000db92d"/>
    </style:style>
    <style:style style:name="T1" style:family="text">
      <style:text-properties officeooo:rsid="0009e0c6"/>
    </style:style>
    <style:style style:name="T2" style:family="text">
      <style:text-properties officeooo:rsid="000a19a9"/>
    </style:style>
    <style:style style:name="T3" style:family="text">
      <style:text-properties officeooo:rsid="000ac1f6"/>
    </style:style>
    <style:style style:name="T4" style:family="text">
      <style:text-properties officeooo:rsid="000b1952"/>
    </style:style>
    <style:style style:name="T5" style:family="text">
      <style:text-properties officeooo:rsid="000b35a1"/>
    </style:style>
    <style:style style:name="T6" style:family="text">
      <style:text-properties officeooo:rsid="000c1c43"/>
    </style:style>
    <style:style style:name="T7" style:family="text">
      <style:text-properties officeooo:rsid="000da7fd"/>
    </style:style>
    <style:style style:name="T8" style:family="text">
      <style:text-properties officeooo:rsid="000db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ore’s Law</text:p>
      <text:p text:style-name="P1">Coursera golang course: Victor Hugo F. de Figueiredo</text:p>
      <text:p text:style-name="P2"/>
      <text:p text:style-name="P2"><text:tab/><text:span text:style-name="T1">In 1970, Gordon E. Moore observerd that the microship density double the size in two years, keeping the cost of the microship almost the same.</text:span></text:p>
      <text:p text:style-name="P2"><text:tab/><text:span text:style-name="T1">His predictation was ruled the computer market for long time </text:span><text:span text:style-name="T2">with a</text:span><text:span text:style-name="T4">n</text:span><text:span text:style-name="T2"> incredible accuracy.</text:span><text:span text:style-name="T1"> </text:span><text:span text:style-name="T2">And showed us</text:span><text:span text:style-name="T1"> how fast the industry was focused in research and results </text:span><text:span text:style-name="T2">about microships.</text:span></text:p>
      <text:p text:style-name="P2"><text:tab/><text:span text:style-name="T2">That industries behavior permit much more people to buy computers </text:span><text:span text:style-name="T4">and expand the market all over the world.</text:span></text:p>
      <text:p text:style-name="P2"><text:tab/><text:span text:style-name="T2">However, the Moore’s law begins to </text:span><text:span text:style-name="T4">decline when</text:span><text:span text:style-name="T2"> the microships starts to get really small and more poweful, </text:span><text:span text:style-name="T4">because</text:span><text:span text:style-name="T2"> the heat begain to be a problem. </text:span><text:span text:style-name="T4">That happens because</text:span><text:span text:style-name="T2">, to increase power, it has to inscrease voltage; and when inscrease voltage, the temperature grow dramatically. </text:span><text:span text:style-name="T3">Forcing companies to spend lots of money in tools to refrigeration the cpus.</text:span></text:p>
      <text:p text:style-name="P4"><text:tab/><text:span text:style-name="T5">Other physics limitation is Dennard Scalling it says that, </text:span><text:span text:style-name="T6">as shits goes smaller, the voltage can decrease too. With that, controlling the tempareture. The problem is that the ships can make the voltage too low, </text:span><text:span text:style-name="T8">it is limited to the </text:span>threshold voltage. <text:span text:style-name="T8">And produce the noise problem too.</text:span></text:p>
      <text:p text:style-name="P4"><text:span text:style-name="T7"><text:tab/>Noise mean lost information and be more incapable do separate low to high. Another problem is the </text:span><text:span text:style-name="T6">Leakega Current, </text:span><text:span text:style-name="T7">which is the lost of electricy getting high when ships keeping smalle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ne_20_numbering" style:display-name="Line numbering" style:family="text"/>
    <text:outline-style style:name="Outline">
      <text:outline-level-style text:level="1" style:num-suffix="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1:32:53.110514717</meta:creation-date>
    <meta:generator>LibreOffice/6.4.7.2$Linux_X86_64 LibreOffice_project/40$Build-2</meta:generator>
    <dc:date>2021-10-01T19:36:00.727136316</dc:date>
    <meta:editing-duration>PT23M54S</meta:editing-duration>
    <meta:editing-cycles>5</meta:editing-cycles>
    <meta:document-statistic meta:table-count="0" meta:image-count="0" meta:object-count="0" meta:page-count="1" meta:paragraph-count="8" meta:word-count="219" meta:character-count="1328" meta:non-whitespace-character-count="1110"/>
  </office:meta>
</office:document-meta>
</file>